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Courier New3" svg:font-family="'Courier New'" style:font-adornments="Regular" style:font-family-generic="modern" style:font-pitch="fixed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4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9.525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4.604cm"/>
    </style:style>
    <style:style style:name="Table2.C" style:family="table-column">
      <style:table-column-properties style:column-width="10.2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99cm"/>
    </style:style>
    <style:style style:name="Table3.B" style:family="table-column">
      <style:table-column-properties style:column-width="5.212cm"/>
    </style:style>
    <style:style style:name="Table3.C" style:family="table-column">
      <style:table-column-properties style:column-width="10.00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13.7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764cm" fo:margin-left="1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5.212cm"/>
    </style:style>
    <style:style style:name="Table5.C" style:family="table-column">
      <style:table-column-properties style:column-width="2.528cm"/>
    </style:style>
    <style:style style:name="Table5.D" style:family="table-column">
      <style:table-column-properties style:column-width="4.93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P1" style:family="paragraph" style:parent-style-name="Standard">
      <style:text-properties fo:language="pt" fo:country="PT" officeooo:rsid="00164c42" officeooo:paragraph-rsid="0045e4b4"/>
    </style:style>
    <style:style style:name="P2" style:family="paragraph" style:parent-style-name="Standard">
      <style:text-properties fo:language="pt" fo:country="PT" officeooo:rsid="000da094" officeooo:paragraph-rsid="0045e4b4"/>
    </style:style>
    <style:style style:name="P3" style:family="paragraph" style:parent-style-name="Standard">
      <style:text-properties fo:language="pt" fo:country="PT" officeooo:rsid="000da094" officeooo:paragraph-rsid="005a7a13"/>
    </style:style>
    <style:style style:name="P4" style:family="paragraph" style:parent-style-name="Standard">
      <style:text-properties style:font-name="Courier New1" fo:font-size="11pt" fo:language="pt" fo:country="PT" fo:font-weight="bold" officeooo:rsid="000da094" officeooo:paragraph-rsid="0045e4b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1" fo:font-size="11pt" fo:language="pt" fo:country="PT" fo:font-weight="bold" officeooo:rsid="005a7a13" officeooo:paragraph-rsid="0045e4b4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00%"/>
      <style:text-properties officeooo:paragraph-rsid="00409944"/>
    </style:style>
    <style:style style:name="P7" style:family="paragraph" style:parent-style-name="Standard">
      <style:paragraph-properties fo:margin-top="0.199cm" fo:margin-bottom="0.21cm" loext:contextual-spacing="false" fo:line-height="100%" style:writing-mode="page"/>
      <style:text-properties style:font-name="Times New Roman" officeooo:paragraph-rsid="00409944"/>
    </style:style>
    <style:style style:name="P8" style:family="paragraph" style:parent-style-name="Text_20_body">
      <style:paragraph-properties fo:text-align="justify" style:justify-single-word="false"/>
      <style:text-properties fo:language="pt" fo:country="PT" officeooo:rsid="001ac5ef" officeooo:paragraph-rsid="004899f7"/>
    </style:style>
    <style:style style:name="P9" style:family="paragraph" style:parent-style-name="Text_20_body">
      <style:paragraph-properties fo:text-align="justify" style:justify-single-word="false"/>
      <style:text-properties fo:language="pt" fo:country="PT" officeooo:rsid="00347e93" officeooo:paragraph-rsid="00347e93"/>
    </style:style>
    <style:style style:name="P10" style:family="paragraph" style:parent-style-name="Text_20_body">
      <style:paragraph-properties fo:text-align="justify" style:justify-single-word="false"/>
      <style:text-properties fo:language="pt" fo:country="PT" officeooo:rsid="0013ccfd" officeooo:paragraph-rsid="002c213a"/>
    </style:style>
    <style:style style:name="P11" style:family="paragraph" style:parent-style-name="Text_20_body">
      <style:paragraph-properties fo:text-align="justify" style:justify-single-word="false"/>
      <style:text-properties fo:language="pt" fo:country="PT" officeooo:rsid="0013ccfd" officeooo:paragraph-rsid="0032897a"/>
    </style:style>
    <style:style style:name="P12" style:family="paragraph" style:parent-style-name="Text_20_body">
      <style:paragraph-properties fo:text-align="justify" style:justify-single-word="false"/>
      <style:text-properties fo:language="pt" fo:country="PT" officeooo:rsid="0012214d" officeooo:paragraph-rsid="0032897a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paragraph-rsid="0065487e"/>
    </style:style>
    <style:style style:name="P15" style:family="paragraph" style:parent-style-name="Text_20_body">
      <style:text-properties officeooo:paragraph-rsid="005c09c3"/>
    </style:style>
    <style:style style:name="P16" style:family="paragraph" style:parent-style-name="Text_20_body">
      <style:text-properties officeooo:paragraph-rsid="005c65e5"/>
    </style:style>
    <style:style style:name="P17" style:family="paragraph" style:parent-style-name="Table_20_Contents">
      <style:text-properties officeooo:rsid="00208ab6" officeooo:paragraph-rsid="001f204b"/>
    </style:style>
    <style:style style:name="P18" style:family="paragraph" style:parent-style-name="Table_20_Contents">
      <style:text-properties officeooo:rsid="001f204b" officeooo:paragraph-rsid="001f204b"/>
    </style:style>
    <style:style style:name="P19" style:family="paragraph" style:parent-style-name="Table_20_Contents">
      <style:text-properties officeooo:rsid="001f204b" officeooo:paragraph-rsid="004899f7"/>
    </style:style>
    <style:style style:name="P20" style:family="paragraph" style:parent-style-name="Table_20_Contents">
      <style:text-properties fo:language="pt" fo:country="PT"/>
    </style:style>
    <style:style style:name="P21" style:family="paragraph" style:parent-style-name="Table_20_Contents">
      <style:text-properties fo:language="pt" fo:country="PT" officeooo:rsid="0019010e" officeooo:paragraph-rsid="0019010e"/>
    </style:style>
    <style:style style:name="P22" style:family="paragraph" style:parent-style-name="Table_20_Contents">
      <style:text-properties fo:language="pt" fo:country="PT" officeooo:rsid="0019010e" officeooo:paragraph-rsid="0063604a"/>
    </style:style>
    <style:style style:name="P23" style:family="paragraph" style:parent-style-name="Table_20_Contents">
      <style:text-properties fo:language="pt" fo:country="PT" officeooo:rsid="002dc922" officeooo:paragraph-rsid="002dc922"/>
    </style:style>
    <style:style style:name="P24" style:family="paragraph" style:parent-style-name="Table_20_Contents">
      <style:text-properties fo:language="pt" fo:country="PT" officeooo:rsid="0017b529" officeooo:paragraph-rsid="0017b529"/>
    </style:style>
    <style:style style:name="P25" style:family="paragraph" style:parent-style-name="Table_20_Contents">
      <style:text-properties fo:language="pt" fo:country="PT" officeooo:rsid="0017b529" officeooo:paragraph-rsid="003589c4"/>
    </style:style>
    <style:style style:name="P26" style:family="paragraph" style:parent-style-name="Table_20_Contents">
      <style:text-properties fo:language="pt" fo:country="PT" officeooo:rsid="0017b529" officeooo:paragraph-rsid="0063604a"/>
    </style:style>
    <style:style style:name="P27" style:family="paragraph" style:parent-style-name="Table_20_Contents">
      <style:text-properties fo:language="pt" fo:country="PT" officeooo:paragraph-rsid="0034e4a2"/>
    </style:style>
    <style:style style:name="P28" style:family="paragraph" style:parent-style-name="Table_20_Contents">
      <style:text-properties fo:language="pt" fo:country="PT" officeooo:rsid="0034e4a2"/>
    </style:style>
    <style:style style:name="P29" style:family="paragraph" style:parent-style-name="Table_20_Contents">
      <style:paragraph-properties fo:line-height="100%"/>
      <style:text-properties style:font-name="Courier New2" fo:font-weight="bold" officeooo:paragraph-rsid="00409944" style:font-weight-asian="bold" style:font-name-complex="Courier New4" style:font-weight-complex="bold"/>
    </style:style>
    <style:style style:name="P30" style:family="paragraph" style:parent-style-name="Table_20_Contents">
      <style:text-properties style:font-name="Courier New1" fo:font-weight="bold" officeooo:rsid="001f204b" officeooo:paragraph-rsid="001f204b" style:font-weight-asian="bold" style:font-weight-complex="bold"/>
    </style:style>
    <style:style style:name="P31" style:family="paragraph" style:parent-style-name="Table_20_Contents">
      <style:text-properties style:font-name="Courier New1" fo:font-weight="bold" officeooo:rsid="00208ab6" officeooo:paragraph-rsid="001f204b" style:font-weight-asian="bold" style:font-weight-complex="bold"/>
    </style:style>
    <style:style style:name="P32" style:family="paragraph" style:parent-style-name="programa">
      <style:text-properties officeooo:paragraph-rsid="00265086"/>
    </style:style>
    <style:style style:name="P33" style:family="paragraph" style:parent-style-name="programa">
      <style:text-properties officeooo:paragraph-rsid="0021b785"/>
    </style:style>
    <style:style style:name="P34" style:family="paragraph" style:parent-style-name="programa">
      <style:text-properties officeooo:paragraph-rsid="00237c0d"/>
    </style:style>
    <style:style style:name="P35" style:family="paragraph" style:parent-style-name="programa">
      <style:text-properties officeooo:paragraph-rsid="003e39e1"/>
    </style:style>
    <style:style style:name="P36" style:family="paragraph" style:parent-style-name="programa">
      <style:text-properties officeooo:paragraph-rsid="002b02f5"/>
    </style:style>
    <style:style style:name="P37" style:family="paragraph" style:parent-style-name="programa">
      <style:text-properties officeooo:paragraph-rsid="003d0da3"/>
    </style:style>
    <style:style style:name="P38" style:family="paragraph" style:parent-style-name="programa">
      <style:text-properties officeooo:paragraph-rsid="0030cd9e"/>
    </style:style>
    <style:style style:name="P39" style:family="paragraph" style:parent-style-name="programa">
      <style:text-properties officeooo:rsid="002564f0" officeooo:paragraph-rsid="002564f0"/>
    </style:style>
    <style:style style:name="P40" style:family="paragraph" style:parent-style-name="programa">
      <style:text-properties officeooo:paragraph-rsid="004f8d9a"/>
    </style:style>
    <style:style style:name="P41" style:family="paragraph" style:parent-style-name="programa">
      <style:text-properties officeooo:paragraph-rsid="005198db"/>
    </style:style>
    <style:style style:name="P42" style:family="paragraph" style:parent-style-name="programa">
      <style:text-properties officeooo:paragraph-rsid="0053253d"/>
    </style:style>
    <style:style style:name="P43" style:family="paragraph" style:parent-style-name="programa">
      <style:text-properties officeooo:paragraph-rsid="00533eb3"/>
    </style:style>
    <style:style style:name="P44" style:family="paragraph" style:parent-style-name="programa">
      <style:text-properties officeooo:rsid="00533eb3" officeooo:paragraph-rsid="00533eb3"/>
    </style:style>
    <style:style style:name="P45" style:family="paragraph" style:parent-style-name="programa">
      <style:text-properties officeooo:rsid="00533eb3" officeooo:paragraph-rsid="0055f972"/>
    </style:style>
    <style:style style:name="P46" style:family="paragraph" style:parent-style-name="programa">
      <style:text-properties officeooo:paragraph-rsid="0055f972"/>
    </style:style>
    <style:style style:name="P47" style:family="paragraph" style:parent-style-name="programa">
      <style:text-properties officeooo:rsid="0055f972" officeooo:paragraph-rsid="0055f972"/>
    </style:style>
    <style:style style:name="P48" style:family="paragraph" style:parent-style-name="programa">
      <style:text-properties officeooo:paragraph-rsid="0056a867"/>
    </style:style>
    <style:style style:name="P49" style:family="paragraph" style:parent-style-name="programa">
      <style:text-properties officeooo:paragraph-rsid="00575fef"/>
    </style:style>
    <style:style style:name="P50" style:family="paragraph" style:parent-style-name="programa">
      <style:text-properties officeooo:paragraph-rsid="0059497a"/>
    </style:style>
    <style:style style:name="P51" style:family="paragraph" style:parent-style-name="programa">
      <style:text-properties officeooo:paragraph-rsid="0059872e"/>
    </style:style>
    <style:style style:name="P52" style:family="paragraph" style:parent-style-name="programa">
      <style:text-properties officeooo:paragraph-rsid="00693bd4"/>
    </style:style>
    <style:style style:name="P53" style:family="paragraph" style:parent-style-name="programa">
      <style:text-properties officeooo:paragraph-rsid="006a0170"/>
    </style:style>
    <style:style style:name="P54" style:family="paragraph" style:parent-style-name="programa">
      <style:text-properties officeooo:paragraph-rsid="006c4d01"/>
    </style:style>
    <style:style style:name="P55" style:family="paragraph" style:parent-style-name="programa">
      <style:text-properties officeooo:paragraph-rsid="006df1af"/>
    </style:style>
    <style:style style:name="P56" style:family="paragraph" style:parent-style-name="code">
      <loext:graphic-properties draw:fill="none"/>
      <style:paragraph-properties fo:margin-left="0cm" fo:margin-right="0cm" fo:line-height="0.4cm" fo:orphans="2" fo:widows="2" fo:hyphenation-ladder-count="no-limit" fo:text-indent="0cm" style:auto-text-indent="false" fo:background-color="transparent" style:writing-mode="lr-tb">
        <style:tab-stops>
          <style:tab-stop style:position="1.39cm"/>
          <style:tab-stop style:position="3.11cm"/>
          <style:tab-stop style:position="4.807cm"/>
        </style:tab-stops>
      </style:paragraph-properties>
      <style:text-properties fo:font-size="9pt" officeooo:rsid="003e3c69" officeooo:paragraph-rsid="0071d1bb" style:font-size-asian="9pt" style:font-size-complex="9pt" fo:hyphenate="false" fo:hyphenation-remain-char-count="2" fo:hyphenation-push-char-count="2"/>
    </style:style>
    <style:style style:name="P57" style:family="paragraph" style:parent-style-name="code">
      <loext:graphic-properties draw:fill="none"/>
      <style:paragraph-properties fo:margin-left="0cm" fo:margin-right="0cm" fo:line-height="0.4cm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39cm"/>
          <style:tab-stop style:position="3.11cm"/>
          <style:tab-stop style:position="4.807cm"/>
        </style:tab-stops>
      </style:paragraph-properties>
      <style:text-properties fo:font-size="9pt" officeooo:rsid="003e3c69" officeooo:paragraph-rsid="0071d1bb" style:font-size-asian="9pt" style:font-size-complex="9pt" fo:hyphenate="false" fo:hyphenation-remain-char-count="2" fo:hyphenation-push-char-count="2"/>
    </style:style>
    <style:style style:name="P58" style:family="paragraph" style:parent-style-name="code">
      <loext:graphic-properties draw:fill="none"/>
      <style:paragraph-properties fo:margin-left="0cm" fo:margin-right="0cm" fo:line-height="0.4cm" fo:orphans="2" fo:widows="2" fo:hyphenation-ladder-count="no-limit" fo:text-indent="0cm" style:auto-text-indent="false" fo:background-color="transparent" style:writing-mode="lr-tb">
        <style:tab-stops>
          <style:tab-stop style:position="1.39cm"/>
          <style:tab-stop style:position="3.11cm"/>
          <style:tab-stop style:position="4.807cm"/>
        </style:tab-stops>
      </style:paragraph-properties>
      <style:text-properties fo:font-size="9pt" officeooo:paragraph-rsid="0071d1bb" style:font-size-asian="9pt" style:font-size-complex="9pt" fo:hyphenate="false" fo:hyphenation-remain-char-count="2" fo:hyphenation-push-char-count="2"/>
    </style:style>
    <style:style style:name="P59" style:family="paragraph" style:parent-style-name="code">
      <loext:graphic-properties draw:fill="none"/>
      <style:paragraph-properties fo:margin-left="0cm" fo:margin-right="0cm" fo:line-height="0.4cm" fo:orphans="2" fo:widows="2" fo:hyphenation-ladder-count="no-limit" fo:text-indent="0cm" style:auto-text-indent="false" fo:background-color="transparent" style:writing-mode="lr-tb">
        <style:tab-stops>
          <style:tab-stop style:position="1.39cm"/>
          <style:tab-stop style:position="3.11cm"/>
          <style:tab-stop style:position="4.807cm"/>
        </style:tab-stops>
      </style:paragraph-properties>
      <style:text-properties fo:font-size="9pt" officeooo:paragraph-rsid="00738325" style:font-size-asian="9pt" style:font-size-complex="9pt" fo:hyphenate="false" fo:hyphenation-remain-char-count="2" fo:hyphenation-push-char-count="2"/>
    </style:style>
    <style:style style:name="P60" style:family="paragraph" style:parent-style-name="code">
      <loext:graphic-properties draw:fill="none"/>
      <style:paragraph-properties fo:margin-left="0cm" fo:margin-right="0cm" fo:line-height="0.4cm" fo:orphans="2" fo:widows="2" fo:hyphenation-ladder-count="no-limit" fo:text-indent="0cm" style:auto-text-indent="false" fo:background-color="transparent" style:writing-mode="lr-tb">
        <style:tab-stops>
          <style:tab-stop style:position="1.39cm"/>
          <style:tab-stop style:position="3.11cm"/>
          <style:tab-stop style:position="4.807cm"/>
        </style:tab-stops>
      </style:paragraph-properties>
      <style:text-properties fo:font-size="9pt" officeooo:rsid="00738325" officeooo:paragraph-rsid="00738325" style:font-size-asian="9pt" style:font-size-complex="9pt" fo:hyphenate="false" fo:hyphenation-remain-char-count="2" fo:hyphenation-push-char-count="2"/>
    </style:style>
    <style:style style:name="P61" style:family="paragraph" style:parent-style-name="code" style:master-page-name="">
      <loext:graphic-properties draw:fill="none"/>
      <style:paragraph-properties fo:margin-left="0cm" fo:margin-right="0cm" fo:line-height="0.4cm" fo:orphans="2" fo:widows="2" fo:hyphenation-ladder-count="no-limit" fo:text-indent="0cm" style:auto-text-indent="false" style:page-number="auto" fo:background-color="transparent" style:writing-mode="lr-tb">
        <style:tab-stops>
          <style:tab-stop style:position="1.39cm"/>
          <style:tab-stop style:position="3.11cm"/>
          <style:tab-stop style:position="4.807cm"/>
        </style:tab-stops>
      </style:paragraph-properties>
      <style:text-properties fo:font-size="9pt" officeooo:paragraph-rsid="0071d1bb" style:font-size-asian="9pt" style:font-size-complex="9pt" fo:hyphenate="false" fo:hyphenation-remain-char-count="2" fo:hyphenation-push-char-count="2"/>
    </style:style>
    <style:style style:name="P62" style:family="paragraph" style:parent-style-name="Text_20_body" style:list-style-name="L5">
      <style:text-properties style:font-name="Times New Roman" fo:font-size="12pt" officeooo:rsid="002970a1" officeooo:paragraph-rsid="0071d1bb" style:font-size-asian="12pt" style:font-name-complex="Times New Roman1" style:font-size-complex="12pt" style:language-complex="ne" style:country-complex="NP"/>
    </style:style>
    <style:style style:name="P63" style:family="paragraph" style:parent-style-name="Text_20_body" style:list-style-name="L5">
      <style:text-properties fo:font-size="12pt" officeooo:rsid="002970a1" officeooo:paragraph-rsid="0071d1bb" style:font-size-asian="12pt" style:font-size-complex="12pt"/>
    </style:style>
    <style:style style:name="P64" style:family="paragraph" style:parent-style-name="Heading_20_2" style:list-style-name=""/>
    <style:style style:name="P65" style:family="paragraph" style:parent-style-name="Heading_20_2" style:list-style-name="L1">
      <style:text-properties officeooo:paragraph-rsid="00409944"/>
    </style:style>
    <style:style style:name="P66" style:family="paragraph" style:parent-style-name="Heading_20_2" style:list-style-name="L2">
      <style:text-properties officeooo:paragraph-rsid="00409944"/>
    </style:style>
    <style:style style:name="P67" style:family="paragraph" style:parent-style-name="Heading_20_2" style:list-style-name="L3">
      <style:text-properties officeooo:paragraph-rsid="00409944"/>
    </style:style>
    <style:style style:name="P68" style:family="paragraph" style:parent-style-name="Heading_20_2" style:list-style-name="L4">
      <style:text-properties officeooo:paragraph-rsid="00409944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1">
      <style:text-properties fo:language="pt" fo:country="PT" officeooo:paragraph-rsid="0045e4b4"/>
    </style:style>
    <style:style style:name="P71" style:family="paragraph" style:parent-style-name="Heading_20_1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72" style:family="paragraph" style:parent-style-name="Heading_20_1">
      <style:paragraph-properties fo:margin-left="0.501cm" fo:margin-right="0cm" fo:line-height="100%" fo:text-align="start" style:justify-single-word="false" fo:text-indent="-0.501cm" style:auto-text-indent="false"/>
      <style:text-properties officeooo:paragraph-rsid="00409944"/>
    </style:style>
    <style:style style:name="P73" style:family="paragraph" style:parent-style-name="programa">
      <style:text-properties officeooo:rsid="002564f0" officeooo:paragraph-rsid="002564f0"/>
    </style:style>
    <style:style style:name="T1" style:family="text">
      <style:text-properties officeooo:rsid="0013b1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1f756" style:font-style-asian="italic" style:font-style-complex="italic"/>
    </style:style>
    <style:style style:name="T4" style:family="text">
      <style:text-properties fo:font-style="italic" officeooo:rsid="0045e4b4" style:font-style-asian="italic" style:font-style-complex="italic"/>
    </style:style>
    <style:style style:name="T5" style:family="text">
      <style:text-properties fo:font-style="italic" officeooo:rsid="00109f51" style:font-style-asian="italic" style:font-style-complex="italic"/>
    </style:style>
    <style:style style:name="T6" style:family="text">
      <style:text-properties fo:font-style="italic" officeooo:rsid="005a7a13" style:font-style-asian="italic" style:font-style-complex="italic"/>
    </style:style>
    <style:style style:name="T7" style:family="text">
      <style:text-properties fo:font-style="italic" officeooo:rsid="0063604a" style:font-style-asian="italic" style:font-style-complex="italic"/>
    </style:style>
    <style:style style:name="T8" style:family="text">
      <style:text-properties fo:font-style="italic" officeooo:rsid="004899f7" style:font-style-asian="italic" style:font-style-complex="italic"/>
    </style:style>
    <style:style style:name="T9" style:family="text">
      <style:text-properties fo:font-style="italic" officeooo:rsid="002970a1" style:font-style-asian="italic" style:font-style-complex="italic"/>
    </style:style>
    <style:style style:name="T10" style:family="text">
      <style:text-properties fo:font-style="italic" officeooo:rsid="002b652a" style:font-style-asian="italic" style:font-style-complex="italic"/>
    </style:style>
    <style:style style:name="T11" style:family="text">
      <style:text-properties officeooo:rsid="0019010e"/>
    </style:style>
    <style:style style:name="T12" style:family="text">
      <style:text-properties officeooo:rsid="001f204b"/>
    </style:style>
    <style:style style:name="T13" style:family="text">
      <style:text-properties officeooo:rsid="00208ab6"/>
    </style:style>
    <style:style style:name="T14" style:family="text">
      <style:text-properties officeooo:rsid="0021b785"/>
    </style:style>
    <style:style style:name="T15" style:family="text">
      <style:text-properties officeooo:rsid="00265086"/>
    </style:style>
    <style:style style:name="T16" style:family="text">
      <style:text-properties officeooo:rsid="00272e39"/>
    </style:style>
    <style:style style:name="T17" style:family="text">
      <style:text-properties officeooo:rsid="002b9fe8"/>
    </style:style>
    <style:style style:name="T18" style:family="text">
      <style:text-properties officeooo:rsid="002c213a"/>
    </style:style>
    <style:style style:name="T19" style:family="text">
      <style:text-properties officeooo:rsid="002f199c"/>
    </style:style>
    <style:style style:name="T20" style:family="text">
      <style:text-properties style:font-name="Courier New1"/>
    </style:style>
    <style:style style:name="T21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Courier New1" fo:font-size="11pt" fo:font-weight="bold" officeooo:rsid="005a7a13" style:font-size-asian="11pt" style:font-weight-asian="bold" style:font-size-complex="11pt" style:font-weight-complex="bold"/>
    </style:style>
    <style:style style:name="T23" style:family="text">
      <style:text-properties style:font-name="Courier New1" fo:font-size="11pt" fo:language="pt" fo:country="PT" fo:font-weight="bold" officeooo:rsid="000da094" style:font-size-asian="11pt" style:font-weight-asian="bold" style:font-size-complex="11pt" style:font-weight-complex="bold"/>
    </style:style>
    <style:style style:name="T24" style:family="text">
      <style:text-properties style:font-name="Courier New1" fo:font-size="11pt" fo:language="pt" fo:country="PT" fo:font-weight="bold" officeooo:rsid="005c09c3" style:font-size-asian="11pt" style:font-weight-asian="bold" style:font-size-complex="11pt" style:font-weight-complex="bold"/>
    </style:style>
    <style:style style:name="T25" style:family="text">
      <style:text-properties style:font-name="Courier New1" fo:font-size="11pt" fo:language="pt" fo:country="PT" fo:font-weight="bold" officeooo:rsid="005c65e5" style:font-size-asian="11pt" style:font-weight-asian="bold" style:font-size-complex="11pt" style:font-weight-complex="bold"/>
    </style:style>
    <style:style style:name="T26" style:family="text">
      <style:text-properties style:font-name="Courier New1" fo:font-weight="bold" style:font-weight-asian="bold" style:font-weight-complex="bold"/>
    </style:style>
    <style:style style:name="T27" style:family="text">
      <style:text-properties style:font-name="Courier New1" fo:font-weight="bold" officeooo:rsid="0013b1d8" style:font-weight-asian="bold" style:font-weight-complex="bold"/>
    </style:style>
    <style:style style:name="T28" style:family="text">
      <style:text-properties style:font-name="Courier New1" fo:font-weight="bold" officeooo:rsid="0017b529" style:font-weight-asian="bold" style:font-weight-complex="bold"/>
    </style:style>
    <style:style style:name="T29" style:family="text">
      <style:text-properties style:font-name="Courier New1" fo:font-weight="bold" officeooo:rsid="0034e4a2" style:font-weight-asian="bold" style:font-weight-complex="bold"/>
    </style:style>
    <style:style style:name="T30" style:family="text">
      <style:text-properties style:font-name="Courier New1" fo:font-weight="bold" officeooo:rsid="0019010e" style:font-weight-asian="bold" style:font-weight-complex="bold"/>
    </style:style>
    <style:style style:name="T31" style:family="text">
      <style:text-properties style:font-name="Courier New1" fo:font-weight="bold" officeooo:rsid="002dc922" style:font-weight-asian="bold" style:font-weight-complex="bold"/>
    </style:style>
    <style:style style:name="T32" style:family="text">
      <style:text-properties style:font-name="Courier New1" fo:font-weight="bold" officeooo:rsid="00208ab6" style:font-weight-asian="bold" style:font-weight-complex="bold"/>
    </style:style>
    <style:style style:name="T33" style:family="text">
      <style:text-properties officeooo:rsid="0030cd9e"/>
    </style:style>
    <style:style style:name="T34" style:family="text">
      <style:text-properties officeooo:rsid="003589c4"/>
    </style:style>
    <style:style style:name="T35" style:family="text">
      <style:text-properties officeooo:rsid="00389c08"/>
    </style:style>
    <style:style style:name="T36" style:family="text">
      <style:text-properties officeooo:rsid="003a5cb8"/>
    </style:style>
    <style:style style:name="T37" style:family="text">
      <style:text-properties officeooo:rsid="003b7ffc"/>
    </style:style>
    <style:style style:name="T38" style:family="text">
      <style:text-properties officeooo:rsid="003d0da3"/>
    </style:style>
    <style:style style:name="T39" style:family="text">
      <style:text-properties officeooo:rsid="003edb91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style:font-name-complex="Times New Roman1"/>
    </style:style>
    <style:style style:name="T42" style:family="text">
      <style:text-properties style:font-name="Times New Roman" officeooo:rsid="0031bbb2" style:font-name-complex="Times New Roman1"/>
    </style:style>
    <style:style style:name="T43" style:family="text">
      <style:text-properties style:font-name="Times New Roman" officeooo:rsid="0041f756" style:font-name-complex="Times New Roman1"/>
    </style:style>
    <style:style style:name="T44" style:family="text">
      <style:text-properties style:font-name="Times New Roman" officeooo:rsid="0065487e" style:font-name-complex="Times New Roman1"/>
    </style:style>
    <style:style style:name="T45" style:family="text">
      <style:text-properties style:font-name="Times New Roman" style:font-name-complex="Times New Roman1" style:language-complex="ne" style:country-complex="NP"/>
    </style:style>
    <style:style style:name="T46" style:family="text">
      <style:text-properties style:font-name="Times New Roman" officeooo:rsid="003a0280" style:font-name-complex="Times New Roman1" style:language-complex="ne" style:country-complex="NP"/>
    </style:style>
    <style:style style:name="T47" style:family="text">
      <style:text-properties style:font-name="Times New Roman" officeooo:rsid="0038b8cf" style:font-name-complex="Times New Roman1" style:language-complex="ne" style:country-complex="NP"/>
    </style:style>
    <style:style style:name="T48" style:family="text">
      <style:text-properties style:font-name="Times New Roman" fo:font-style="italic" style:font-style-asian="italic"/>
    </style:style>
    <style:style style:name="T49" style:family="text">
      <style:text-properties style:font-name="Times New Roman" officeooo:rsid="0031bbb2"/>
    </style:style>
    <style:style style:name="T50" style:family="text">
      <style:text-properties style:font-name="Times New Roman" officeooo:rsid="0046a312"/>
    </style:style>
    <style:style style:name="T51" style:family="text">
      <style:text-properties style:font-name="Times New Roman" officeooo:rsid="0054d740"/>
    </style:style>
    <style:style style:name="T52" style:family="text">
      <style:text-properties style:font-name="Times New Roman" officeooo:rsid="0065487e"/>
    </style:style>
    <style:style style:name="T53" style:family="text">
      <style:text-properties style:font-name="Times New Roman" officeooo:rsid="00668488"/>
    </style:style>
    <style:style style:name="T54" style:family="text">
      <style:text-properties style:font-name="Times New Roman" officeooo:rsid="00701c75"/>
    </style:style>
    <style:style style:name="T55" style:family="text">
      <style:text-properties style:font-name="Times New Roman" fo:font-size="12pt" fo:font-weight="bold" officeooo:rsid="003769dc" style:font-size-asian="12pt" style:font-weight-asian="bold" style:font-name-complex="Times New Roman1" style:font-size-complex="12pt" style:font-weight-complex="bold"/>
    </style:style>
    <style:style style:name="T56" style:family="text">
      <style:text-properties style:font-name="Times New Roman" fo:font-size="12pt" fo:font-style="italic" fo:font-weight="bold" officeooo:rsid="002970a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57" style:family="text">
      <style:text-properties style:font-name="Times New Roman" fo:font-size="11pt" style:font-size-asian="11pt" style:font-name-complex="Times New Roman1" style:language-complex="ne" style:country-complex="NP"/>
    </style:style>
    <style:style style:name="T58" style:family="text">
      <style:text-properties style:font-name="Times New Roman" fo:font-size="11pt" officeooo:rsid="003a0280" style:font-size-asian="11pt" style:font-name-complex="Times New Roman1" style:language-complex="ne" style:country-complex="NP"/>
    </style:style>
    <style:style style:name="T59" style:family="text">
      <style:text-properties style:font-name="Times New Roman" fo:font-size="11pt" officeooo:rsid="0038b8cf" style:font-size-asian="11pt" style:font-name-complex="Times New Roman1" style:language-complex="ne" style:country-complex="NP"/>
    </style:style>
    <style:style style:name="T60" style:family="text">
      <style:text-properties officeooo:rsid="00498dbf"/>
    </style:style>
    <style:style style:name="T61" style:family="text">
      <style:text-properties officeooo:rsid="004fb537"/>
    </style:style>
    <style:style style:name="T62" style:family="text">
      <style:text-properties officeooo:rsid="0050d869"/>
    </style:style>
    <style:style style:name="T63" style:family="text">
      <style:text-properties officeooo:rsid="0041f756"/>
    </style:style>
    <style:style style:name="T64" style:family="text">
      <style:text-properties officeooo:rsid="0045e4b4"/>
    </style:style>
    <style:style style:name="T65" style:family="text">
      <style:text-properties fo:language="pt" fo:country="PT"/>
    </style:style>
    <style:style style:name="T66" style:family="text">
      <style:text-properties fo:language="pt" fo:country="PT" officeooo:rsid="0045e4b4"/>
    </style:style>
    <style:style style:name="T67" style:family="text">
      <style:text-properties fo:language="pt" fo:country="PT" officeooo:rsid="002f199c"/>
    </style:style>
    <style:style style:name="T68" style:family="text">
      <style:text-properties fo:language="pt" fo:country="PT" officeooo:rsid="005a7a13"/>
    </style:style>
    <style:style style:name="T69" style:family="text">
      <style:text-properties fo:language="pt" fo:country="PT" officeooo:rsid="005c09c3"/>
    </style:style>
    <style:style style:name="T70" style:family="text">
      <style:text-properties fo:language="pt" fo:country="PT" officeooo:rsid="0047b654"/>
    </style:style>
    <style:style style:name="T71" style:family="text">
      <style:text-properties fo:language="pt" fo:country="PT" officeooo:rsid="005c65e5"/>
    </style:style>
    <style:style style:name="T72" style:family="text">
      <style:text-properties fo:language="pt" fo:country="PT" officeooo:rsid="0063604a"/>
    </style:style>
    <style:style style:name="T73" style:family="text">
      <style:text-properties fo:language="pt" fo:country="PT" officeooo:rsid="0065487e"/>
    </style:style>
    <style:style style:name="T74" style:family="text">
      <style:text-properties officeooo:rsid="0046a312"/>
    </style:style>
    <style:style style:name="T75" style:family="text">
      <style:text-properties officeooo:rsid="004899f7"/>
    </style:style>
    <style:style style:name="T76" style:family="text">
      <style:text-properties officeooo:rsid="004a2a01"/>
    </style:style>
    <style:style style:name="T77" style:family="text">
      <style:text-properties officeooo:rsid="004a3533"/>
    </style:style>
    <style:style style:name="T78" style:family="text">
      <style:text-properties officeooo:rsid="004d8edd"/>
    </style:style>
    <style:style style:name="T79" style:family="text">
      <style:text-properties officeooo:rsid="004f8d9a"/>
    </style:style>
    <style:style style:name="T80" style:family="text">
      <style:text-properties officeooo:rsid="004fc7b4"/>
    </style:style>
    <style:style style:name="T81" style:family="text">
      <style:text-properties officeooo:rsid="00515944"/>
    </style:style>
    <style:style style:name="T82" style:family="text">
      <style:text-properties officeooo:rsid="005198db"/>
    </style:style>
    <style:style style:name="T83" style:family="text">
      <style:text-properties officeooo:rsid="0053253d"/>
    </style:style>
    <style:style style:name="T84" style:family="text">
      <style:text-properties officeooo:rsid="00533eb3"/>
    </style:style>
    <style:style style:name="T85" style:family="text">
      <style:text-properties officeooo:rsid="0055f972"/>
    </style:style>
    <style:style style:name="T86" style:family="text">
      <style:text-properties officeooo:rsid="00575fef"/>
    </style:style>
    <style:style style:name="T87" style:family="text">
      <style:text-properties officeooo:rsid="0059497a"/>
    </style:style>
    <style:style style:name="T88" style:family="text">
      <style:text-properties officeooo:rsid="005a7a13"/>
    </style:style>
    <style:style style:name="T89" style:family="text">
      <style:text-properties officeooo:rsid="0063604a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officeooo:rsid="00693bd4"/>
    </style:style>
    <style:style style:name="T92" style:family="text">
      <style:text-properties officeooo:rsid="006a0170"/>
    </style:style>
    <style:style style:name="T93" style:family="text">
      <style:text-properties officeooo:rsid="006c4d01"/>
    </style:style>
    <style:style style:name="T94" style:family="text">
      <style:text-properties officeooo:rsid="003769dc"/>
    </style:style>
    <style:style style:name="T95" style:family="text">
      <style:text-properties style:font-name="Liberation Sans" fo:font-size="18.2000007629395pt" fo:font-style="italic" fo:font-weight="bold" officeooo:rsid="002970a1" style:font-name-asian="Noto Sans CJK SC Regular" style:font-size-asian="18.2000007629395pt" style:font-style-asian="italic" style:font-weight-asian="bold" style:font-name-complex="FreeSans" style:font-size-complex="18.2000007629395pt" style:font-style-complex="italic" style:font-weight-complex="bold"/>
    </style:style>
    <style:style style:name="T96" style:family="text">
      <style:text-properties officeooo:rsid="003c351b"/>
    </style:style>
    <style:style style:name="T97" style:family="text">
      <style:text-properties officeooo:rsid="003368b7"/>
    </style:style>
    <style:style style:name="T98" style:family="text">
      <style:text-properties officeooo:rsid="003a9649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71d1bb" style:font-weight-asian="bold" style:font-weight-complex="bold"/>
    </style:style>
    <style:style style:name="T101" style:family="text">
      <style:text-properties fo:font-weight="bold" officeooo:rsid="00738325" style:font-weight-asian="bold" style:font-weight-complex="bold"/>
    </style:style>
    <style:style style:name="T102" style:family="text">
      <style:text-properties officeooo:rsid="002b652a"/>
    </style:style>
    <style:style style:name="T103" style:family="text">
      <style:text-properties officeooo:rsid="003e3c69"/>
    </style:style>
    <style:style style:name="T104" style:family="text">
      <style:text-properties officeooo:rsid="00414b52"/>
    </style:style>
    <style:style style:name="T105" style:family="text">
      <style:text-properties officeooo:rsid="003f4419"/>
    </style:style>
    <style:style style:name="T106" style:family="text">
      <style:text-properties officeooo:rsid="00738325"/>
    </style:style>
    <style:style style:name="T107" style:family="text">
      <style:text-properties fo:font-weight="normal" officeooo:rsid="0071d1bb" style:font-weight-asian="normal" style:font-weight-complex="normal"/>
    </style:style>
    <style:style style:name="T108" style:family="text">
      <style:text-properties fo:font-weight="normal" officeooo:rsid="0073832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guagem <text:span text:style-name="T2">assembl</text:span><text:span text:style-name="T5">y </text:span><text:span text:style-name="T7">P16</text:span></text:h>
      <text:h text:style-name="Heading_20_2" text:outline-level="2">Programa</text:h>
      <text:p text:style-name="P13">Um programa é <text:span text:style-name="T39">formado</text:span> por uma sequência de linhas de texto. Cada linha contém apenas uma instrução de processador ou uma diretiva de compilação.</text:p>
      <text:h text:style-name="Heading_20_2" text:outline-level="2">Secções</text:h>
      <text:p text:style-name="P13">As secções são zonas da memória que alojam elementos de programa, código de instruções ou dados do programa, segundo critérios de afinidade. O caso mais simples consiste em agrupar o código das instruções numa secção e as variáveis noutra secção.</text:p>
      <text:p text:style-name="P13"><text:span text:style-name="T17">A</text:span>ntes de <text:span text:style-name="T1">especificar</text:span> qualquer instrução ou diretiva deve-<text:span text:style-name="T1">se</text:span> defini<text:span text:style-name="T1">r</text:span> a secção corrente. A secção corrente é <text:span text:style-name="T1">definida</text:span> com a diretiva <text:span text:style-name="T20">.</text:span><text:span text:style-name="T26">section</text:span> <text:span text:style-name="T1">ou com as diretivas especificas </text:span><text:span text:style-name="T27">.text</text:span><text:span text:style-name="T1"> ou </text:span><text:span text:style-name="T27">.data</text:span><text:span text:style-name="T1">. </text:span></text:p>
      <text:p text:style-name="P13">Uma secção é identificada pelo seu nome e pode <text:span text:style-name="T1">ser</text:span> fragmentada ao longo do texto do programa. Por exemplo, podem ser definidas variáveis na secção .<text:span text:style-name="T26">data</text:span> junto ao código das rotinas que as <text:span text:style-name="T1">utilizam</text:span>.</text:p>
      <text:p text:style-name="P13">Na compilação, os fragmentos de uma secção são reunidos e concatenados pela ordem com que aparecem no texto do programa para formar a secção final.</text:p>
      <text:h text:style-name="Heading_20_3" text:outline-level="3">Localização das secções</text:h>
      <text:p text:style-name="P12">A definição da localização em memória de cada secção pode ser expl<text:span text:style-name="T89">í</text:span>cita ou implícita.</text:p>
      <text:p text:style-name="P11">Na localização expl<text:span text:style-name="T89">í</text:span>cita o programador indica o endereço da secção (na linha de comando).</text:p>
      <text:p text:style-name="P11">Na localização implícita a secção é localizada no endereço a seguir ao último endereço da secção anterior, pela ordem de escrita no programa.</text:p>
      <text:p text:style-name="P11">No caso de não ser explicitada a localização da primeira secção definida no programa, esta é localizada no endereço 0.</text:p>
      <text:p text:style-name="P10"><text:span text:style-name="T18">No caso da secção ser fragmentada, a </text:span>localização implícita <text:span text:style-name="T18">é definida pela posição do primeiro fragmento.</text:span></text:p>
      <text:p text:style-name="P9">O endereço inicial de uma secção é <text:span text:style-name="T89">automaticamente </text:span>alinhado para endereço par.</text:p>
      <text:h text:style-name="P64" text:outline-level="2"/>
      <text:h text:style-name="P69" text:outline-level="2">Diretivas de compilação</text:h>
      <text:h text:style-name="Heading_20_3" text:outline-level="3">Reserva de espaço de memória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.<text:span text:style-name="T28">byte</text:span></text:p>
          </table:table-cell>
          <table:table-cell table:style-name="Table1.A1" office:value-type="string">
            <text:p text:style-name="P24">&lt;lista de valores&gt;</text:p>
          </table:table-cell>
          <table:table-cell table:style-name="Table1.A1" office:value-type="string">
            <text:p text:style-name="P24">Reserva <text:span text:style-name="T34">memória para alojar a sequência de valores indicada, representados a 8 bit.</text:span></text:p>
          </table:table-cell>
        </table:table-row>
        <table:table-row>
          <table:table-cell table:style-name="Table1.A1" office:value-type="string">
            <text:p text:style-name="P20">.<text:span text:style-name="T29">hword</text:span></text:p>
          </table:table-cell>
          <table:table-cell table:style-name="Table1.A1" office:value-type="string">
            <text:p text:style-name="P24">&lt;lista de valores&gt;</text:p>
          </table:table-cell>
          <table:table-cell table:style-name="Table1.A1" office:value-type="string">
            <text:p text:style-name="P25">Reserva <text:span text:style-name="T34">memória para alojar a sequência de valores indicada, representados a 16 bit.</text:span></text:p>
          </table:table-cell>
        </table:table-row>
        <table:table-row>
          <table:table-cell table:style-name="Table1.A1" office:value-type="string">
            <text:p text:style-name="P28">.<text:span text:style-name="T26">word</text:span></text:p>
          </table:table-cell>
          <table:table-cell table:style-name="Table1.A1" office:value-type="string">
            <text:p text:style-name="P24">&lt;lista de valores&gt;</text:p>
          </table:table-cell>
          <table:table-cell table:style-name="Table1.A1" office:value-type="string">
            <text:p text:style-name="P25">Reserva <text:span text:style-name="T34">memória para alojar a sequência de valores indicada, representados a 32 bit.</text:span></text:p>
          </table:table-cell>
        </table:table-row>
        <table:table-row>
          <table:table-cell table:style-name="Table1.A1" office:value-type="string">
            <text:p text:style-name="P27">.<text:span text:style-name="T28">space</text:span></text:p>
          </table:table-cell>
          <table:table-cell table:style-name="Table1.A1" office:value-type="string">
            <text:p text:style-name="P24">&lt;dimensão&gt; <text:span text:style-name="T89">[</text:span>,&lt;valor inicial&gt;<text:span text:style-name="T89">]</text:span></text:p>
          </table:table-cell>
          <table:table-cell table:style-name="Table1.A1" office:value-type="string">
            <text:p text:style-name="P24">Reserva um bloco de memória com a dimensão em bytes indicada por &lt;dimensão&gt;</text:p>
          </table:table-cell>
        </table:table-row>
        <table:table-row>
          <table:table-cell table:style-name="Table1.A1" office:value-type="string">
            <text:p text:style-name="P24">.<text:span text:style-name="T26">ascii</text:span></text:p>
          </table:table-cell>
          <table:table-cell table:style-name="Table1.A1" office:value-type="string">
            <text:p text:style-name="P24">“<text:span text:style-name="T11">&lt;sequência de carateres&gt;”</text:span></text:p>
          </table:table-cell>
          <table:table-cell table:style-name="Table1.A1" office:value-type="string">
            <text:p text:style-name="P22">Reserva um bloco de memória iniciado com o código dos caracteres que formam a &lt;sequência de carateres&gt;.</text:p>
          </table:table-cell>
        </table:table-row>
        <table:table-row>
          <table:table-cell table:style-name="Table1.A1" office:value-type="string">
            <text:p text:style-name="P24">.<text:span text:style-name="T26">asci</text:span><text:span text:style-name="T30">z</text:span></text:p>
          </table:table-cell>
          <table:table-cell table:style-name="Table1.A1" office:value-type="string">
            <text:p text:style-name="P26">“<text:span text:style-name="T11">&lt;sequência de carateres&gt;”</text:span></text:p>
          </table:table-cell>
          <table:table-cell table:style-name="Table1.A1" office:value-type="string">
            <text:p text:style-name="P21">O mesmo que o anterior <text:span text:style-name="T89">automaticamente</text:span> acrescido do valor 0 no final da sequência de caracteres.</text:p>
          </table:table-cell>
        </table:table-row>
        <table:table-row>
          <table:table-cell table:style-name="Table1.A1" office:value-type="string">
            <text:p text:style-name="P24">.<text:span text:style-name="T31">align</text:span></text:p>
          </table:table-cell>
          <table:table-cell table:style-name="Table1.A1" office:value-type="string">
            <text:p text:style-name="P23">&lt;valor&gt;</text:p>
          </table:table-cell>
          <table:table-cell table:style-name="Table1.A1" office:value-type="string">
            <text:p text:style-name="P23">Define o número de bits de menor peso a zero que o <text:span text:style-name="T90">contador de localização</text:span> <text:span text:style-name="T89">(a rever) </text:span>deve ter. </text:p>
          </table:table-cell>
        </table:table-row>
      </table:table>
      <text:h text:style-name="Heading_20_3" text:outline-level="3">Definição de secção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.<text:span text:style-name="T30">section</text:span></text:p>
          </table:table-cell>
          <table:table-cell table:style-name="Table2.A1" office:value-type="string">
            <text:p text:style-name="P21">&lt;nome&gt;</text:p>
          </table:table-cell>
          <table:table-cell table:style-name="Table2.A1" office:value-type="string">
            <text:p text:style-name="P21">Define <text:span text:style-name="T89">uma </text:span>secção, <text:span text:style-name="T89">designando-a </text:span><text:s/>com o nome indicado.</text:p>
          </table:table-cell>
        </table:table-row>
        <table:table-row>
          <table:table-cell table:style-name="Table2.A1" office:value-type="string">
            <text:p text:style-name="P20">.<text:span text:style-name="T30">text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1">Define <text:span text:style-name="T89">a </text:span>secção <text:span text:style-name="T89">que leva o </text:span>nome “.text”.</text:p>
          </table:table-cell>
        </table:table-row>
        <table:table-row>
          <table:table-cell table:style-name="Table2.A1" office:value-type="string">
            <text:p text:style-name="P20">.<text:span text:style-name="T30">data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1">Define <text:span text:style-name="T89">a</text:span> secção <text:span text:style-name="T89">que leva </text:span>o nome “.data”.</text:p>
          </table:table-cell>
        </table:table-row>
      </table:table>
      <text:h text:style-name="Heading_20_3" text:outline-level="3">Equivalência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.<text:span text:style-name="T30">equ</text:span></text:p>
          </table:table-cell>
          <table:table-cell table:style-name="Table3.A1" office:value-type="string">
            <text:p text:style-name="P21">&lt;símbolo&gt;, &lt;valor&gt;</text:p>
          </table:table-cell>
          <table:table-cell table:style-name="Table3.A1" office:value-type="string">
            <text:p text:style-name="P21">Define que o símbolo &lt;símbolo&gt; é equivalente a &lt;valor&gt;</text:p>
          </table:table-cell>
        </table:table-row>
      </table:table>
      <text:h text:style-name="P64" text:outline-level="2"/>
      <text:h text:style-name="P69" text:outline-level="2">Sintaxe</text:h>
      <text:p text:style-name="P8">Em seguida descrevem-se, <text:span text:style-name="T75">na notação</text:span><text:span text:style-name="T8"> </text:span><text:span text:style-name="T2">Wirth </text:span><text:span text:style-name="T7">s</text:span><text:span text:style-name="T2">yntax </text:span><text:span text:style-name="T7">n</text:span><text:span text:style-name="T2">otation</text:span> <text:span text:style-name="T12">(WSN), </text:span>as regras sintáticas <text:span text:style-name="T12">a aplicar na </text:span>escrita de programas <text:span text:style-name="T89">em linguagem </text:span><text:span text:style-name="T7">assembly</text:span><text:span text:style-name="T89"> PDS16v2</text:span>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[<text:span text:style-name="T13">a</text:span>]</text:p>
          </table:table-cell>
          <table:table-cell table:style-name="Table4.B1" office:value-type="string">
            <text:p text:style-name="P19"><text:span text:style-name="T75">o </text:span>elemento <text:span text:style-name="T26">a</text:span><text:span text:style-name="T13"> é </text:span>opcional</text:p>
          </table:table-cell>
        </table:table-row>
        <table:table-row>
          <table:table-cell table:style-name="Table4.A2" office:value-type="string">
            <text:p text:style-name="P30"><text:span text:style-name="T13">a </text:span>| <text:span text:style-name="T13">b</text:span></text:p>
          </table:table-cell>
          <table:table-cell table:style-name="Table4.B2" office:value-type="string">
            <text:p text:style-name="P18"><text:span text:style-name="T32">a</text:span><text:span text:style-name="T13"> ou </text:span><text:span text:style-name="T32">b</text:span><text:span text:style-name="T13"> são </text:span>elementos alternativos</text:p>
          </table:table-cell>
        </table:table-row>
        <table:table-row>
          <table:table-cell table:style-name="Table4.A2" office:value-type="string">
            <text:p text:style-name="P30">{<text:span text:style-name="T13">a</text:span>}</text:p>
          </table:table-cell>
          <table:table-cell table:style-name="Table4.B2" office:value-type="string">
            <text:p text:style-name="P18"><text:span text:style-name="T13">o </text:span>elemento <text:span text:style-name="T26">a</text:span><text:span text:style-name="T13"> pode não existir ou repetir-se indefinidamente</text:span></text:p>
          </table:table-cell>
        </table:table-row>
        <table:table-row>
          <table:table-cell table:style-name="Table4.A2" office:value-type="string">
            <text:p text:style-name="P31">“a”</text:p>
          </table:table-cell>
          <table:table-cell table:style-name="Table4.B2" office:value-type="string">
            <text:p text:style-name="P17">elemento terminal</text:p>
          </table:table-cell>
        </table:table-row>
      </table:table>
      <text:p text:style-name="P39"/>
      <text:p text:style-name="P39">program = statement { statement }.</text:p>
      <text:p text:style-name="P39"/>
      <text:p text:style-name="programa">statement = </text:p>
      <text:p text:style-name="programa"><text:tab/>[label] <text:span text:style-name="T76">[</text:span>instruction <text:span text:style-name="T76">|</text:span> <text:span text:style-name="T76">direcive]</text:span> “EOL” .</text:p>
      <text:p text:style-name="programa"/>
      <text:p text:style-name="programa">directive =</text:p>
      <text:p text:style-name="programa"><text:tab/>( “.section” symbol )</text:p>
      <text:p text:style-name="programa"><text:tab/>| “.text”</text:p>
      <text:p text:style-name="programa"><text:tab/>| “.data”</text:p>
      <text:p text:style-name="P38"><text:tab/>| “.<text:span text:style-name="T33">align”</text:span> <text:span text:style-name="T33">[ </text:span>expression <text:span text:style-name="T33">]</text:span></text:p>
      <text:p text:style-name="programa"><text:tab/>| “.equ” symbol “,” expression )</text:p>
      <text:p text:style-name="programa"><text:tab/>| ( “.byte” | “.word” ) expression { “,” expression }</text:p>
      <text:p text:style-name="programa"><text:tab/>| “.space” expression [ “,” expression ] )</text:p>
      <text:p text:style-name="programa"><text:tab/>| ( “.ascii” | “.asciz” ) string { “,” string } .</text:p>
      <text:p text:style-name="programa"/>
      <text:p text:style-name="programa">instruction = </text:p>
      <text:p text:style-name="P54"><text:tab/>“ld<text:span text:style-name="T77">r”</text:span> reg0-<text:span text:style-name="T91">15 “,” ( “</text:span>[“ <text:span text:style-name="T93">(“pc</text:span>“ <text:span text:style-name="T93">| “r15”) ”,”</text:span> expression <text:span text:style-name="T38">“]” ) | identifier</text:span></text:p>
      <text:p text:style-name="P54"/>
      <text:p text:style-name="P55"><text:tab/>( ( “ld<text:span text:style-name="T77">r”</text:span> | “st<text:span text:style-name="T77">r” </text:span>) [“b”] reg0-<text:span text:style-name="T91">15 “,”</text:span></text:p>
      <text:p text:style-name="P55"><text:span text:style-name="T91"><text:tab/><text:tab/><text:tab/><text:tab/><text:tab/>( “</text:span>[“ <text:span text:style-name="T38">reg0-7</text:span> <text:span text:style-name="T38">[“</text:span>,” (reg0-<text:span text:style-name="T91">15</text:span> | expression)<text:span text:style-name="T38">] “]” ) </text:span></text:p>
      <text:p text:style-name="P37"><text:tab/>| <text:span text:style-name="T93">( </text:span>"mov" <text:span text:style-name="T93">| “movt” )</text:span> reg0-15, <text:span text:style-name="T14">(reg0-15</text:span> <text:span text:style-name="T14">| expression</text:span>)</text:p>
      <text:p text:style-name="P40"><text:tab/><text:span text:style-name="T78">|</text:span> <text:span text:style-name="T78">( “</text:span>push” <text:span text:style-name="T78">| “pop” )</text:span> <text:span text:style-name="T87">“{“ </text:span>reg0-15 <text:span text:style-name="T87">“}”</text:span></text:p>
      <text:p text:style-name="P36"><text:tab/><text:span text:style-name="T78">| </text:span>( “add” | “sub” ) reg0-<text:span text:style-name="T91">15</text:span>, reg0-7, (reg0-<text:span text:style-name="T91">15</text:span> | expression)</text:p>
      <text:p text:style-name="P52"><text:tab/><text:span text:style-name="T78">| </text:span>( “adc” | “sb<text:span text:style-name="T79">c” </text:span>) reg0-<text:span text:style-name="T91">15</text:span>, reg0-7, <text:s/>reg0-<text:span text:style-name="T91">15</text:span></text:p>
      <text:p text:style-name="P52"><text:tab/><text:span text:style-name="T79">|</text:span> “cmp” reg0-<text:span text:style-name="T91">7</text:span>, reg0-<text:span text:style-name="T91">15</text:span></text:p>
      <text:p text:style-name="P35"><text:tab/><text:span text:style-name="T79">|</text:span> ( “and” | “o<text:span text:style-name="T37">r</text:span>r” | “<text:span text:style-name="T37">e</text:span>or” ) reg0-<text:span text:style-name="T91">15</text:span>, reg0-7, reg0-<text:span text:style-name="T91">15</text:span></text:p>
      <text:p text:style-name="P35"><text:tab/><text:span text:style-name="T79">|</text:span> <text:span text:style-name="T91">( </text:span>“<text:span text:style-name="T91">mvn” | “</text:span>not”<text:span text:style-name="T91">)</text:span> reg0-<text:span text:style-name="T92">15</text:span>, reg0-<text:span text:style-name="T92">15</text:span></text:p>
      <text:p text:style-name="P36"><text:tab/><text:span text:style-name="T79">| </text:span>( “lsl” | “lsr” | “asr” | “ror<text:span text:style-name="T92">s</text:span>” ) reg0-<text:span text:style-name="T92">15</text:span>, reg0-7, expression</text:p>
      <text:p text:style-name="P41"><text:tab/><text:span text:style-name="T79">| “</text:span>rr<text:span text:style-name="T82">x”</text:span> reg0-<text:span text:style-name="T92">15</text:span>, reg0-7</text:p>
      <text:p text:style-name="programa"><text:tab/><text:span text:style-name="T80">|</text:span> “msr” <text:span text:style-name="T83">psw “</text:span>," reg0-1<text:span text:style-name="T79">5</text:span></text:p>
      <text:p text:style-name="P41"><text:tab/><text:span text:style-name="T80">|</text:span> “mrs” reg0-15 “,” <text:span text:style-name="T83">psw</text:span></text:p>
      <text:p text:style-name="P53"><text:tab/><text:span text:style-name="T83">|</text:span> <text:span text:style-name="T83">( </text:span>“<text:span text:style-name="T35">b</text:span>l” | “<text:span text:style-name="T35">b”</text:span> | “<text:span text:style-name="T92">beq”</text:span> | “<text:span text:style-name="T36">bne”</text:span> | “<text:span text:style-name="T36">bcs”</text:span> | “<text:span text:style-name="T36">blo” </text:span>| “<text:span text:style-name="T36">bcc”</text:span> | “<text:span text:style-name="T36">bhs”</text:span></text:p>
      <text:p text:style-name="P53"><text:span text:style-name="T36"><text:tab/><text:tab/>| “blt”</text:span> | “<text:span text:style-name="T36">bg</text:span>e” ) symbol</text:p>
      <text:p text:style-name="programa"><text:tab/><text:span text:style-name="T81">|</text:span> "<text:span text:style-name="T81">movs pc, lr</text:span>" .</text:p>
      <text:p text:style-name="programa"/>
      <text:p text:style-name="P35">reg0-7 = "r0" | "r1" | "r2" | "r3" | "r4" | "r5" | "r6" | "r7" .</text:p>
      <text:p text:style-name="P35"/>
      <text:p text:style-name="P50">reg0-15 = reg0-7</text:p>
      <text:p text:style-name="P50"><text:span text:style-name="T87"><text:tab/><text:tab/>|</text:span> "r<text:span text:style-name="T35">8</text:span>" | "r<text:span text:style-name="T35">9</text:span>" | "r<text:span text:style-name="T35">10</text:span>" | "r<text:span text:style-name="T35">11</text:span>" | "r<text:span text:style-name="T35">12</text:span>" | "r<text:span text:style-name="T35">13</text:span>" | "r<text:span text:style-name="T35">14</text:span>" | "r<text:span text:style-name="T35">15</text:span>"</text:p>
      <text:p text:style-name="P50"><text:span text:style-name="T87"><text:tab/><text:tab/>|</text:span> “<text:span text:style-name="T35">sp” | </text:span>"lr" | "pc" .</text:p>
      <text:p text:style-name="P34"/>
      <text:p text:style-name="P34"><text:span text:style-name="T35">psw</text:span> = "<text:span text:style-name="T35">c</text:span>psw" <text:span text:style-name="T35">| “spsw” </text:span>.</text:p>
      <text:p text:style-name="P34"/>
      <text:p text:style-name="P33">expression = logical_or_expression</text:p>
      <text:p text:style-name="P33"><text:tab/><text:span text:style-name="T87">| </text:span>logical_or_expression "?" expression ":" expression .</text:p>
      <text:p text:style-name="programa"/>
      <text:p text:style-name="programa">logical_or_expression = logical_and_expression</text:p>
      <text:p text:style-name="programa"><text:tab/><text:span text:style-name="T87">| </text:span>logical_or_expression "||" logical_and_expression .</text:p>
      <text:p text:style-name="programa"/>
      <text:p text:style-name="programa"><text:soft-page-break/>logical_and_expression = inclusive_or_expression</text:p>
      <text:p text:style-name="programa"><text:tab/><text:span text:style-name="T87">| </text:span>logical_and_expression "&amp;&amp;" inclusive_or_expression .</text:p>
      <text:p text:style-name="programa"/>
      <text:p text:style-name="programa">inclusive_or_expression = exclusive_or_expression</text:p>
      <text:p text:style-name="programa"><text:tab/><text:span text:style-name="T87">| </text:span>inclusive_or_expression "|" exclusive_or_expression .</text:p>
      <text:p text:style-name="programa"/>
      <text:p text:style-name="programa">exclusive_or_expression = and_expression</text:p>
      <text:p text:style-name="programa"><text:tab/><text:span text:style-name="T87">| </text:span>exclusive_or_expression "^" and_expression .</text:p>
      <text:p text:style-name="programa"/>
      <text:p text:style-name="programa">and_expression = equality_expression</text:p>
      <text:p text:style-name="programa"><text:tab/><text:span text:style-name="T87">| </text:span>and_expression "&amp;" equality_expression .</text:p>
      <text:p text:style-name="programa"/>
      <text:p text:style-name="programa">equality_expression = relational_expression</text:p>
      <text:p text:style-name="programa"><text:tab/><text:span text:style-name="T87">| </text:span>equality_expression "==" relational_expression</text:p>
      <text:p text:style-name="programa"><text:tab/><text:span text:style-name="T87">| </text:span>equality_expression "!=" relational_expression .</text:p>
      <text:p text:style-name="programa"/>
      <text:p text:style-name="programa">relational_expression = shift_expression</text:p>
      <text:p text:style-name="programa"><text:tab/><text:span text:style-name="T87">| </text:span>relational_expression "&lt;" shift_expression</text:p>
      <text:p text:style-name="programa"><text:tab/><text:span text:style-name="T87">| </text:span>relational_expression "&gt;" shift_expression</text:p>
      <text:p text:style-name="programa"><text:tab/><text:span text:style-name="T87">| </text:span>relational_expression "&lt;=" shift_expression</text:p>
      <text:p text:style-name="programa"><text:tab/><text:span text:style-name="T87">| </text:span>relational_expression "&gt;=" shift_expression .</text:p>
      <text:p text:style-name="programa"/>
      <text:p text:style-name="programa">shift_expression = additive_expression</text:p>
      <text:p text:style-name="programa"><text:tab/><text:span text:style-name="T87">| </text:span>shift_expression "&lt;&lt;" additive_expression</text:p>
      <text:p text:style-name="programa"><text:tab/><text:span text:style-name="T87">| </text:span>shift_expression "&gt;&gt;" additive_expression .</text:p>
      <text:p text:style-name="programa"><text:tab/></text:p>
      <text:p text:style-name="programa">additive_expression = multiplicative_expression</text:p>
      <text:p text:style-name="programa"><text:tab/><text:span text:style-name="T87">| </text:span>additive_expression "+" multiplicative_expression</text:p>
      <text:p text:style-name="programa"><text:tab/><text:span text:style-name="T87">| </text:span>additive_expression "-" multiplicative_expression .</text:p>
      <text:p text:style-name="programa"/>
      <text:p text:style-name="programa">multiplicative_expression = unary_expression</text:p>
      <text:p text:style-name="programa"><text:tab/><text:span text:style-name="T87">| </text:span>multiplicative_expression "*" unary_expression</text:p>
      <text:p text:style-name="programa"><text:tab/><text:span text:style-name="T87">| </text:span>multiplicative_expression "/" unary_expression</text:p>
      <text:p text:style-name="programa"><text:tab/><text:span text:style-name="T87">| </text:span>multiplicative_expression "%" unary_expression .</text:p>
      <text:p text:style-name="programa"/>
      <text:p text:style-name="programa">unary_expression = primary_expression</text:p>
      <text:p text:style-name="P51"><text:tab/><text:span text:style-name="T87">| </text:span>"+" primary_expression</text:p>
      <text:p text:style-name="P51"><text:tab/><text:span text:style-name="T87">| </text:span>"-" primary_expression</text:p>
      <text:p text:style-name="P51"><text:tab/><text:span text:style-name="T87">| </text:span>"~" primary_expression .</text:p>
      <text:p text:style-name="programa"/>
      <text:p text:style-name="P46">primary_expression = literal | <text:span text:style-name="T85">identifier</text:span> | “(“ expression “)” .</text:p>
      <text:p text:style-name="programa"/>
      <text:p text:style-name="P46"><text:span text:style-name="T85">identifier</text:span> = <text:span text:style-name="T85">(alphabet</text:span> <text:span text:style-name="T85">| “_”) </text:span>{ <text:span text:style-name="T85">alphabet</text:span> | nu<text:span text:style-name="T85">m</text:span>ber | “<text:span text:style-name="T83">_”</text:span> }.</text:p>
      <text:p text:style-name="P46"/>
      <text:p text:style-name="P47">label = <text:s/>identifier “:” .</text:p>
      <text:p text:style-name="programa"/>
      <text:p text:style-name="P43">literal = decimal | hexadecimal | octal | binary | “’” <text:span text:style-name="T84">character</text:span> “’” .</text:p>
      <text:p text:style-name="programa"/>
      <text:p text:style-name="P51">decimal = “0” | ((“1” | ... | “9”) { dec<text:span text:style-name="T83">imal</text:span>_digit } ) .</text:p>
      <text:p text:style-name="programa"/>
      <text:p text:style-name="programa">hexadecimal = “0” (“x” | “X”) hex<text:span text:style-name="T83">adecimal</text:span>_digit { hex<text:span text:style-name="T83">adecimal</text:span>_digit } .</text:p>
      <text:p text:style-name="programa"/>
      <text:p text:style-name="P51">octal = “0” (“1” | ... | “<text:span text:style-name="T86">7</text:span>”) { octal_digit } .</text:p>
      <text:p text:style-name="P51"/>
      <text:p text:style-name="P51">binary = “0” (“b” | “B”) (“0” | “1”) { “0” | “1” } .</text:p>
      <text:p text:style-name="P51"/>
      <text:p text:style-name="P51">octal_digit = "0" | "1" | ... | "6" | "7" .</text:p>
      <text:p text:style-name="P48"/>
      <text:p text:style-name="P49">dec<text:span text:style-name="T83">imal</text:span>_digit = "0" | "1" | ... | “8” | “9” .</text:p>
      <text:p text:style-name="programa"/>
      <text:p text:style-name="P42">hex<text:span text:style-name="T83">adecimal</text:span>_digit = dec<text:span text:style-name="T83">imal</text:span>_digit | “a” | ... | “f” | “A” | ... | “F” .</text:p>
      <text:p text:style-name="P32"/>
      <text:p text:style-name="P46"><text:span text:style-name="T85">alphabet</text:span> = “a” | ... | “z” | “A” | ... | “Z” .</text:p>
      <text:p text:style-name="P46"/>
      <text:p text:style-name="programa"><text:soft-page-break/><text:span text:style-name="T85">symbol</text:span> = “<text:span text:style-name="T15">[“ | “]” | “{“ | “}” | “(“ | “)” | “&lt;” | “&gt;”</text:span></text:p>
      <text:p text:style-name="programa"><text:tab/><text:span text:style-name="T84">| </text:span>“<text:span text:style-name="T16">=” | “|” | “&amp;” | “%” | “$” | “#” | “/” | “?” | “!” | “_” | “*”</text:span></text:p>
      <text:p text:style-name="P43"><text:tab/><text:span text:style-name="T84">| </text:span>“\b” | “\t” | “\n” | “\f” | “\r” | “\\” | “\"” | “\'”</text:p>
      <text:p text:style-name="P43"><text:tab/>| ( “\” <text:span text:style-name="T84">( decimal | hexadecimal | octal | binary ) ) .</text:span></text:p>
      <text:p text:style-name="programa"/>
      <text:p text:style-name="P45">character = <text:span text:style-name="T85">alphabet</text:span> | decimal_digit <text:span text:style-name="T85">| symbol .</text:span></text:p>
      <text:p text:style-name="P44"/>
      <text:p text:style-name="programa">string = “<text:span text:style-name="T91">\</text:span>”” <text:span text:style-name="T84">character</text:span> { <text:span text:style-name="T84">character</text:span> } “<text:span text:style-name="T91">\</text:span>”” .</text:p>
      <text:p text:style-name="programa"/>
      <text:h text:style-name="P70" text:outline-level="1"><text:span text:style-name="T64">Compilador (</text:span><text:span text:style-name="T4">assembl</text:span><text:span text:style-name="T6">e</text:span><text:span text:style-name="T4">r</text:span><text:span text:style-name="T64">)</text:span></text:h>
      <text:h text:style-name="Heading_20_2" text:outline-level="2"><text:span text:style-name="T66">I</text:span><text:span text:style-name="T65">nvocação do compilador</text:span></text:h>
      <text:p text:style-name="P4"><text:span text:style-name="T19">$ </text:span>das <text:s/>&lt;options&gt; “<text:span text:style-name="T88">source filename”</text:span></text:p>
      <text:p text:style-name="P2"/>
      <text:p text:style-name="P2"><text:span text:style-name="T21">options</text:span>:</text:p>
      <text:p text:style-name="P3"><text:tab/><text:span text:style-name="T21">--</text:span><text:span text:style-name="T22">verbose</text:span></text:p>
      <text:p text:style-name="P3"><text:span text:style-name="T22"><text:tab/>-h, -</text:span><text:span text:style-name="T21">-</text:span><text:span text:style-name="T22">help</text:span></text:p>
      <text:p text:style-name="P5"><text:tab/>-v, --version</text:p>
      <text:p text:style-name="P3"><text:span text:style-name="T21"><text:tab/>-</text:span><text:span text:style-name="T22">i, -</text:span><text:span text:style-name="T21">-</text:span><text:span text:style-name="T22">input “source filename”</text:span></text:p>
      <text:p text:style-name="P3"><text:span text:style-name="T21"><text:tab/>-</text:span><text:span text:style-name="T22">o, -</text:span><text:span text:style-name="T21">-</text:span><text:span text:style-name="T22">output</text:span><text:span text:style-name="T21"> </text:span><text:span text:style-name="T22">filename</text:span></text:p>
      <text:p text:style-name="P3"><text:span text:style-name="T21"><text:tab/>-</text:span><text:span text:style-name="T22">s, -</text:span><text:span text:style-name="T21">-section sectionname=address</text:span></text:p>
      <text:p text:style-name="P3"/>
      <text:p text:style-name="P1"><text:span text:style-name="T88">O </text:span>ficheiro com o texto do programa <text:span text:style-name="T88">tem normalmente a </text:span>extensão “<text:span text:style-name="T21">.s</text:span>”.</text:p>
      <text:p text:style-name="P1"/>
      <text:p text:style-name="Text_20_body">Os erros e avisos são assinalados na consola.</text:p>
      <text:p text:style-name="P15"><text:span text:style-name="T67">No caso do compilador não detetar erros, são gerados ficheiros </text:span><text:span text:style-name="T68">com o nome definido na opção </text:span><text:span text:style-name="T23">-- output</text:span><text:span text:style-name="T68"> </text:span><text:span text:style-name="T67">e com </text:span><text:span text:style-name="T68">as </text:span><text:span text:style-name="T67">extensões “</text:span><text:span text:style-name="T23">.lst</text:span><text:span text:style-name="T67">” , “</text:span><text:span text:style-name="T23">.bin</text:span><text:span text:style-name="T68">”,</text:span><text:span text:style-name="T67"> “</text:span><text:span text:style-name="T23">.hex</text:span><text:span text:style-name="T67">”, “</text:span><text:span text:style-name="T23">.sim0</text:span><text:span text:style-name="T68">” e “</text:span><text:span text:style-name="T23">.sim1</text:span><text:span text:style-name="T68">” </text:span><text:span text:style-name="T67">. </text:span><text:span text:style-name="T69">Estes f</text:span><text:span text:style-name="T67">icheiro </text:span><text:span text:style-name="T69">têm o seguinte conteúdo:</text:span></text:p>
      <text:p text:style-name="P15"><text:span text:style-name="T23">lst</text:span><text:span text:style-name="T67"> - contém o texto original acrescentado do código binário das instruções e os endereços de memória ocupados;</text:span></text:p>
      <text:p text:style-name="P15"><text:span text:style-name="T23">hex</text:span><text:span text:style-name="T67"> - contém, </text:span><text:span text:style-name="T70">em formato Intel Hexadecimal</text:span><text:span text:style-name="T67">, o código binário das instruções </text:span><text:span text:style-name="T72">e </text:span><text:span text:style-name="T67">os valores iniciais das variáveis, </text:span><text:span text:style-name="T72">com </text:span><text:span text:style-name="T67">a indicação dos endereços de memória onde serão carregados;</text:span></text:p>
      <text:p text:style-name="P15"><text:span text:style-name="T24">bin</text:span><text:span text:style-name="T67"> – contém </text:span><text:span text:style-name="T69">exatamente a valor inicial do programa em memória – </text:span><text:span text:style-name="T67">código binário das instruções </text:span><text:span text:style-name="T69">e</text:span><text:span text:style-name="T67"> </text:span><text:span text:style-name="T73">d</text:span><text:span text:style-name="T67">os valores iniciais das variáveis</text:span><text:span text:style-name="T69">.</text:span></text:p>
      <text:p text:style-name="P16"><text:span text:style-name="T24">sim0</text:span><text:span text:style-name="T65"> e </text:span><text:span text:style-name="T24">sim1</text:span><text:span text:style-name="T67"> – </text:span><text:span text:style-name="T69"><text:s/></text:span><text:span text:style-name="T67">cont</text:span><text:span text:style-name="T69">ê</text:span><text:span text:style-name="T67">m, </text:span><text:span text:style-name="T70">em formato </text:span><text:span text:style-name="T69">Logisim</text:span><text:span text:style-name="T67">, o código binário das instruções </text:span><text:span text:style-name="T69">e </text:span><text:span text:style-name="T73">d</text:span><text:span text:style-name="T67">os valores iniciais das variáveis. </text:span><text:span text:style-name="T71">O ficheiro com extensão </text:span><text:span text:style-name="T24">sim0</text:span><text:span text:style-name="T71"> contém os valores que ocupam endereços pares e o ficheiro com extensão </text:span><text:span text:style-name="T24">sim</text:span><text:span text:style-name="T25">1</text:span><text:span text:style-name="T71"> contém os valores que ocupam endereços ímpares.</text:span></text:p>
      <text:h text:style-name="P72" text:outline-level="1">Convenções <text:span text:style-name="T64">de programação</text:span></text:h>
      <text:p text:style-name="Text_20_body"><text:span text:style-name="T40">Na escrita dos programas, deve</text:span><text:span text:style-name="T51">m ser aplicadas </text:span><text:span text:style-name="T40">as convenções seguintes, relativas a tipos, parâmetros, retorno </text:span><text:span text:style-name="T49">de valores</text:span><text:span text:style-name="T40">, preservação de registos e alojamento de memória.</text:span></text:p>
      <text:list xml:id="list3036062755" text:style-name="L1">
        <text:list-item>
          <text:h text:style-name="P65" text:outline-level="2">Tipos</text:h>
        </text:list-item>
      </text:list>
      <text:p text:style-name="P7"><text:span text:style-name="T63">Os</text:span> tipos <text:span text:style-name="T60">numéricos </text:span>definidos têm os significados seguinte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9">int8<text:span text:style-name="T74">_t</text:span></text:p>
          </table:table-cell>
          <table:table-cell table:style-name="Table5.B1" office:value-type="string">
            <text:p text:style-name="P6"><text:span text:style-name="T40">- inteiro com sinal a 8 </text:span><text:span text:style-name="T48">bits</text:span></text:p>
          </table:table-cell>
          <table:table-cell table:style-name="Table5.A1" office:value-type="string">
            <text:p text:style-name="P29">uint8<text:span text:style-name="T74">_t</text:span></text:p>
          </table:table-cell>
          <table:table-cell table:style-name="Table5.A1" office:value-type="string">
            <text:p text:style-name="P6"><text:span text:style-name="T40">- inteiro sem sinal a 8 </text:span><text:span text:style-name="T48">bits</text:span></text:p>
          </table:table-cell>
        </table:table-row>
        <table:table-row table:style-name="Table5.1">
          <table:table-cell table:style-name="Table5.A1" office:value-type="string">
            <text:p text:style-name="P29">int16<text:span text:style-name="T74">_t</text:span></text:p>
          </table:table-cell>
          <table:table-cell table:style-name="Table5.A1" office:value-type="string">
            <text:p text:style-name="P6"><text:span text:style-name="T40">- inteiro com sinal a 16 </text:span><text:span text:style-name="T48">bits</text:span></text:p>
          </table:table-cell>
          <table:table-cell table:style-name="Table5.A1" office:value-type="string">
            <text:p text:style-name="P29">uint16<text:span text:style-name="T74">_t</text:span></text:p>
          </table:table-cell>
          <table:table-cell table:style-name="Table5.A1" office:value-type="string">
            <text:p text:style-name="P6"><text:span text:style-name="T40">- inteiro sem sinal a 16 </text:span><text:span text:style-name="T48">bits</text:span></text:p>
          </table:table-cell>
        </table:table-row>
        <table:table-row table:style-name="Table5.1">
          <table:table-cell table:style-name="Table5.A1" office:value-type="string">
            <text:p text:style-name="P29">int<text:span text:style-name="T74">32_t</text:span></text:p>
          </table:table-cell>
          <table:table-cell table:style-name="Table5.A1" office:value-type="string">
            <text:p text:style-name="P6"><text:span text:style-name="T40">- inteiro com sinal a </text:span><text:span text:style-name="T50">32</text:span><text:span text:style-name="T40"> </text:span><text:span text:style-name="T48">bits</text:span></text:p>
          </table:table-cell>
          <table:table-cell table:style-name="Table5.A1" office:value-type="string">
            <text:p text:style-name="P29">uint<text:span text:style-name="T74">32_t</text:span></text:p>
          </table:table-cell>
          <table:table-cell table:style-name="Table5.A1" office:value-type="string">
            <text:p text:style-name="P6"><text:span text:style-name="T40">- inteiro sem sinal a </text:span><text:span text:style-name="T50">32</text:span><text:span text:style-name="T40"> </text:span><text:span text:style-name="T48">bits</text:span></text:p>
          </table:table-cell>
        </table:table-row>
      </table:table>
      <text:list xml:id="list1297286969" text:style-name="L2">
        <text:list-item>
          <text:h text:style-name="P66" text:outline-level="2">Parâmetros</text:h>
        </text:list-item>
      </text:list>
      <text:p text:style-name="P13">Os parâmetros das funções são passados nos registos do processador, ocupando a quantidade necessária, por ordem: 1.º, <text:span text:style-name="T61">r0</text:span>; 2.º, <text:span text:style-name="T61">r</text:span>1; 3.º, <text:span text:style-name="T61">r</text:span>2; <text:span text:style-name="T63">4</text:span>.º, <text:span text:style-name="T61">r3</text:span>. <text:span text:style-name="T63">Se a função tiver mais que 4 parâmetros, estes são passados no </text:span><text:span text:style-name="T3">stack</text:span><text:span text:style-name="T63">.</text:span></text:p>
      <text:list xml:id="list2083491455" text:style-name="L3">
        <text:list-item>
          <text:h text:style-name="P67" text:outline-level="2">Valor de retorno</text:h>
        </text:list-item>
      </text:list>
      <text:p text:style-name="Text_20_body">O valor de retorno de uma função, caso exista, é devolvido no registo <text:span text:style-name="T62">r</text:span>0.</text:p>
      <text:list xml:id="list171464623" text:style-name="L4">
        <text:list-item>
          <text:h text:style-name="P68" text:outline-level="2">Preservação de registos</text:h>
        </text:list-item>
      </text:list>
      <text:p text:style-name="P14"><text:span text:style-name="T52">Na perspetiva d</text:span><text:span text:style-name="T53">e</text:span><text:span text:style-name="T52"> função chamadora, </text:span><text:span text:style-name="T54">a</text:span><text:span text:style-name="T52"> função chamada </text:span><text:span text:style-name="T41">pode modifica</text:span><text:span text:style-name="T44">r</text:span><text:span text:style-name="T41"> os registos </text:span><text:span text:style-name="T44">utilizados na passagem de parâmetros</text:span><text:span text:style-name="T43">, lr e cpsr</text:span><text:span text:style-name="T41">;</text:span></text:p>
      <text:p text:style-name="P13"><text:span text:style-name="T44">Na perspetiva de função chamada, os </text:span><text:span text:style-name="T40">registos</text:span><text:span text:style-name="T41"> </text:span><text:span text:style-name="T44">utilizados para além dos mencionados acima, devem ser </text:span><text:span text:style-name="T41">preservados</text:span><text:span text:style-name="T42">.</text:span></text:p>
      <text:h text:style-name="P71" text:outline-level="1"><text:span text:style-name="T94">Recomendações para escrita em linguagem a</text:span><text:span text:style-name="T9">ssembly</text:span></text:h>
      <text:list xml:id="list3709640958" text:style-name="L5">
        <text:list-item>
          <text:p text:style-name="P63"><text:span text:style-name="T46">O</text:span><text:span text:style-name="T47"> texto </text:span><text:span text:style-name="T46">do programa </text:span><text:span text:style-name="T47">é escrito em letra minúscula, exceto o</text:span><text:span text:style-name="T45">s identificadores de constantes.</text:span></text:p>
        </text:list-item>
        <text:list-item>
          <text:p text:style-name="P62">Nos identificadores formados por várias palavras usa-se como separador o <text:span text:style-name="T96">caráter</text:span> ‘_’ (sublinhado).</text:p>
        </text:list-item>
        <text:list-item>
          <text:p text:style-name="P62">O programa é disposto <text:span text:style-name="T97">na </text:span>folha, <text:span text:style-name="T97">na forma de </text:span>uma tabela <text:span text:style-name="T97">de quatro colunas</text:span>. Na primeira coluna insere-se apenas a <text:span text:style-name="T2">label</text:span> (se existir), na segunda coluna a mnemónica da instrução ou <text:span text:style-name="T98">d</text:span>a diretiva, na terceira coluna os parâmetros da instrução ou da diretiva e na quarta coluna os comentários até ao fim da linha (<text:span text:style-name="T98">começados</text:span> por <text:span text:style-name="T100">; </text:span><text:span text:style-name="T106">ou </text:span><text:span text:style-name="T101">//</text:span><text:span text:style-name="T108"> ou envolvidos em </text:span><text:span text:style-name="T101">/* */</text:span>). Cada linha contém apenas uma <text:span text:style-name="T10">label</text:span><text:span text:style-name="T102">, </text:span>instrução ou diretiva. </text:p>
        </text:list-item>
        <text:list-item>
          <text:p text:style-name="P62">Para definir as colunas deve usar-se caracteres TAB. A largura mais conveniente é 8.</text:p>
        </text:list-item>
        <text:list-item>
          <text:p text:style-name="P62">As linhas com <text:span text:style-name="T2">label</text:span> não devem conter instrução ou diretiva. Isso permite usar <text:span text:style-name="T2">labels</text:span> compridas sem desalinhar a <text:span text:style-name="T102">tabulação</text:span> e cria separaç<text:span text:style-name="T102">ões</text:span> na sequência de instruções.</text:p>
        </text:list-item>
        <text:list-item>
          <text:p text:style-name="P62">Exemplo:</text:p>
        </text:list-item>
      </text:list>
      <text:p text:style-name="P61"><text:tab/>.section .startup</text:p>
      <text:p text:style-name="P58"><text:tab/>b<text:tab/>_start<text:tab/></text:p>
      <text:p text:style-name="P58"><text:tab/><text:span text:style-name="T106">b<text:tab/>_isr</text:span></text:p>
      <text:p text:style-name="P58"/>
      <text:p text:style-name="P58">_start:</text:p>
      <text:p text:style-name="P58"><text:tab/>ldr<text:tab/>sp, stack_top_address</text:p>
      <text:p text:style-name="P58"><text:tab/>ldr<text:tab/>r0, main_address</text:p>
      <text:p text:style-name="P58"><text:tab/>mov<text:tab/>r1, pc</text:p>
      <text:p text:style-name="P58"><text:tab/>add<text:tab/>lr, r1, 4</text:p>
      <text:p text:style-name="P58"><text:tab/>mov<text:tab/>pc, r0</text:p>
      <text:p text:style-name="P58"><text:tab/>b<text:tab/>.</text:p>
      <text:p text:style-name="P58"><text:tab/></text:p>
      <text:p text:style-name="P60">_isr:<text:tab/>b<text:tab/>.</text:p>
      <text:p text:style-name="P60"/>
      <text:p text:style-name="P58">stack_top_address:</text:p>
      <text:p text:style-name="P58"><text:tab/>.word<text:tab/>stack_top</text:p>
      <text:p text:style-name="P58"><text:tab/></text:p>
      <text:p text:style-name="P58">main_address:</text:p>
      <text:p text:style-name="P58"><text:tab/>.word<text:tab/>main</text:p>
      <text:p text:style-name="P58"/>
      <text:p text:style-name="P58"><text:tab/>.section<text:tab/>.stack</text:p>
      <text:p text:style-name="P58"><text:tab/>.space<text:tab/>1024</text:p>
      <text:p text:style-name="P58">stack_top:</text:p>
      <text:p text:style-name="P58"/>
      <text:p text:style-name="P58">/*-----------------------------------------------------------------------------</text:p>
      <text:p text:style-name="P59"><text:tab/>#define ARRAY_SIZE(a)<text:tab/>(sizeof(a) / sizeof(a[0]))</text:p>
      <text:p text:style-name="P58"><text:tab/>uint16 table1[] = {10, 20, 5, 6, 34, 9};</text:p>
      <text:p text:style-name="P58"><text:tab/>uint16 table2[] = {11, 22, 33};</text:p>
      <text:p text:style-name="P58"><text:tab/>int16 p, q;</text:p>
      <text:p text:style-name="P58"/>
      <text:p text:style-name="P58"><text:tab/>int main() {</text:p>
      <text:p text:style-name="P58"><text:tab/><text:tab/>p = search(table1, ARRAY_SIZE(table1), 20);</text:p>
      <text:p text:style-name="P58"><text:tab/><text:tab/>q = search(table2, ARRAY_SIZE(table2), 31);</text:p>
      <text:p text:style-name="P58"><text:tab/>}</text:p>
      <text:p text:style-name="P58">*/</text:p>
      <text:p text:style-name="P58"><text:tab/>.data</text:p>
      <text:p text:style-name="P58"/>
      <text:p text:style-name="P58"><text:tab/>.equ<text:tab/>TABLE1_SIZE, (table1_end - table1) / 2</text:p>
      <text:p text:style-name="P58">table1:</text:p>
      <text:p text:style-name="P58"><text:soft-page-break/><text:tab/>.word<text:tab/>10, 20, 5, 6, 34, 9</text:p>
      <text:p text:style-name="P58">table1_end:</text:p>
      <text:p text:style-name="P58"/>
      <text:p text:style-name="P58">table2:</text:p>
      <text:p text:style-name="P58"><text:tab/>.word<text:tab/>11, 22, 33</text:p>
      <text:p text:style-name="P58">table2_end:</text:p>
      <text:p text:style-name="P58">p:</text:p>
      <text:p text:style-name="P58"><text:tab/>.word<text:tab/>0</text:p>
      <text:p text:style-name="P58">q:</text:p>
      <text:p text:style-name="P58"><text:tab/>.word<text:tab/>0</text:p>
      <text:p text:style-name="P58"/>
      <text:p text:style-name="P58"><text:tab/>.text</text:p>
      <text:p text:style-name="P58">main:</text:p>
      <text:p text:style-name="P58"><text:tab/>push<text:tab/>{ lr }</text:p>
      <text:p text:style-name="P58"><text:tab/>ldr<text:tab/>r0, table1_address</text:p>
      <text:p text:style-name="P58"><text:tab/>mov<text:tab/>r1, TABLE1_SIZE</text:p>
      <text:p text:style-name="P58"><text:tab/>mov<text:tab/>r2, 20</text:p>
      <text:p text:style-name="P58"><text:tab/>bl<text:tab/>search</text:p>
      <text:p text:style-name="P58"><text:tab/>ldr<text:tab/>r1, p_address</text:p>
      <text:p text:style-name="P58"><text:tab/>str<text:tab/>r0, [r1]</text:p>
      <text:p text:style-name="P58"><text:tab/></text:p>
      <text:p text:style-name="P58"><text:tab/>ldr<text:tab/>r0, table2_address</text:p>
      <text:p text:style-name="P58"><text:tab/>mov<text:tab/>r1, (table2_end - table2) / 2</text:p>
      <text:p text:style-name="P58"><text:tab/>mov<text:tab/>r2, 44</text:p>
      <text:p text:style-name="P58"><text:tab/>bl<text:tab/>search</text:p>
      <text:p text:style-name="P58"><text:tab/>ldr<text:tab/>r1, q_address</text:p>
      <text:p text:style-name="P58"><text:tab/>str<text:tab/>r0, [r1]</text:p>
      <text:p text:style-name="P58"><text:tab/>mov<text:tab/>r0, 0</text:p>
      <text:p text:style-name="P58"><text:tab/>pop<text:tab/>{ pc }</text:p>
      <text:p text:style-name="P58"/>
      <text:p text:style-name="P58">table1_address:</text:p>
      <text:p text:style-name="P58"><text:tab/>.word<text:tab/>table1</text:p>
      <text:p text:style-name="P58">table2_address:</text:p>
      <text:p text:style-name="P58"><text:tab/>.word<text:tab/>table2</text:p>
      <text:p text:style-name="P58">p_address:</text:p>
      <text:p text:style-name="P58"><text:tab/>.word<text:tab/>p</text:p>
      <text:p text:style-name="P58">q_address:</text:p>
      <text:p text:style-name="P58"><text:tab/>.word<text:tab/>q</text:p>
      <text:p text:style-name="P58"/>
      <text:p text:style-name="P58">/*-----------------------------------------------------------------------------</text:p>
      <text:p text:style-name="P58"/>
      <text:p text:style-name="P58">(r0)int16 search(uint16 array[] (r0), uint8 array_size (r1), uint16 value (r2)) {</text:p>
      <text:p text:style-name="P58"><text:tab/>for( uint8 i (r3)= 0; i &lt; array_size &amp;&amp; array[i] != value; ++i)</text:p>
      <text:p text:style-name="P58"><text:tab/><text:tab/>;</text:p>
      <text:p text:style-name="P58"><text:tab/>if( i &lt; array_size)</text:p>
      <text:p text:style-name="P58"><text:tab/><text:tab/>return i;</text:p>
      <text:p text:style-name="P58"><text:tab/>return -1;</text:p>
      <text:p text:style-name="P58">}</text:p>
      <text:p text:style-name="P58">*/</text:p>
      <text:p text:style-name="P58"><text:tab/>.text</text:p>
      <text:p text:style-name="P58">search:</text:p>
      <text:p text:style-name="P58"><text:tab/>push<text:tab/>{r3}</text:p>
      <text:p text:style-name="P58"><text:tab/>push<text:tab/>{r4}</text:p>
      <text:p text:style-name="P58"><text:tab/>mov<text:tab/>r3, 0<text:tab/><text:tab/><text:tab/>/* r3 - i<text:tab/>*/</text:p>
      <text:p text:style-name="P58">for:</text:p>
      <text:p text:style-name="P58"><text:tab/>cmp<text:tab/>r3, r1<text:tab/><text:tab/><text:tab/>/* i - array_size<text:tab/>*/</text:p>
      <text:p text:style-name="P58"><text:tab/>bhs<text:tab/>for_end</text:p>
      <text:p text:style-name="P58"><text:tab/>ldr<text:tab/>r4, [r0, r3]<text:tab/>/* array[i] != value<text:tab/>*/</text:p>
      <text:p text:style-name="P58"><text:tab/>cmp<text:tab/>r4, r2</text:p>
      <text:p text:style-name="P58"><text:tab/>beq<text:tab/>for_end</text:p>
      <text:p text:style-name="P58"><text:tab/>add<text:tab/>r3, r3, 2 <text:tab/>/* ++i<text:tab/>*/</text:p>
      <text:p text:style-name="P58"><text:tab/>b<text:tab/>for</text:p>
      <text:p text:style-name="P58">for_end:</text:p>
      <text:p text:style-name="P58"><text:tab/>cmp<text:tab/>r3, r1<text:tab/><text:tab/><text:tab/>/* if (i &lt; array_size)<text:tab/>*/</text:p>
      <text:p text:style-name="P58"><text:soft-page-break/><text:tab/>bhs<text:tab/>if_end</text:p>
      <text:p text:style-name="P58"><text:tab/></text:p>
      <text:p text:style-name="P58"><text:tab/>lsr<text:tab/>r0, r3, 1<text:tab/><text:tab/>/* return i<text:tab/>*/</text:p>
      <text:p text:style-name="P58"><text:tab/>b<text:tab/>search_end</text:p>
      <text:p text:style-name="P58">if_end:</text:p>
      <text:p text:style-name="P58"><text:tab/>mov<text:tab/>r0, 0<text:tab/><text:tab/><text:tab/>/* return -1<text:tab/>*/</text:p>
      <text:p text:style-name="P58"><text:tab/>sub<text:tab/>r0, r0, 1</text:p>
      <text:p text:style-name="P58">search_end:</text:p>
      <text:p text:style-name="P58"><text:tab/>pop<text:tab/>{r4}</text:p>
      <text:p text:style-name="P58"><text:tab/>pop<text:tab/>{r3}</text:p>
      <text:p text:style-name="P58"><text:tab/>mov<text:tab/>pc, lr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Courier New3" svg:font-family="'Courier New'" style:font-adornments="Regular" style:font-family-generic="modern" style:font-pitch="fixed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4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rama" style:family="paragraph" style:parent-style-name="Standard">
      <style:text-properties style:font-name="Courier New" fo:font-family="'Courier New'" style:font-style-name="Negrito" style:font-family-generic="modern" style:font-pitch="fixed" fo:font-size="10pt" fo:font-weight="bold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Standard">
      <style:paragraph-properties fo:line-height="100%"/>
      <style:text-properties style:font-name="Courier New3" fo:font-family="'Courier New'" style:font-style-name="Regular" style:font-family-generic="modern" style:font-pitch="fixed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7:45:09.268170789</meta:creation-date>
    <dc:date>2018-11-30T12:04:26.532225451</dc:date>
    <meta:editing-duration>PT13H32M3S</meta:editing-duration>
    <meta:editing-cycles>52</meta:editing-cycles>
    <meta:generator>LibreOffice/6.0.6.2$Linux_X86_64 LibreOffice_project/00m0$Build-2</meta:generator>
    <meta:document-statistic meta:table-count="5" meta:image-count="0" meta:object-count="0" meta:page-count="10" meta:paragraph-count="298" meta:word-count="1954" meta:character-count="11667" meta:non-whitespace-character-count="9850"/>
  </office:meta>
</office:document-meta>
</file>